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0in" loext:contextual-spacing="false" fo:line-height="125%"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4" style:family="paragraph" style:parent-style-name="Standard">
      <style:paragraph-properties fo:margin-left="0in" fo:margin-right="0in" fo:text-indent="0.0783in" style:auto-text-indent="false" fo:break-before="auto" fo:break-after="auto"/>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1" style:family="paragraph" style:parent-style-name="Standard">
      <loext:graphic-properties draw:fill="solid" draw:fill-color="#cccc99"/>
      <style:paragraph-properties fo:margin-left="0.9453in" fo:margin-right="0.0398in" fo:margin-top="0.0591in" fo:margin-bottom="0.0783in" loext:contextual-spacing="false" fo:line-height="100%" fo:text-align="justify" style:justify-single-word="false" fo:keep-together="auto" fo:orphans="0" fo:widows="0" fo:text-indent="0.039in" style:auto-text-indent="false" fo:break-before="auto" fo:break-after="auto" fo:background-color="#cccc99" fo:padding="0.0555in" fo:border="0.51pt solid #000000" fo:keep-with-next="auto"/>
    </style:style>
    <style:style style:name="P12" style:family="paragraph" style:parent-style-name="Standard">
      <loext:graphic-properties draw:fill="solid" draw:fill-color="#cccc99"/>
      <style:paragraph-properties fo:margin-left="0.9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13"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4"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fo:break-before="auto" fo:break-after="auto"/>
    </style:style>
    <style:style style:name="P23" style:family="paragraph" style:parent-style-name="Standard">
      <style:paragraph-properties fo:margin-left="0in" fo:margin-right="0in" fo:text-indent="0in" style:auto-text-indent="false" fo:break-before="auto" fo:break-after="auto"/>
      <style:text-properties fo:font-weight="bold" style:font-weight-asian="bold"/>
    </style:style>
    <style:style style:name="P24"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style:text-underline-style="solid" style:text-underline-width="auto" style:text-underline-color="font-color" fo:font-weight="bold" style:font-weight-asian="bold"/>
    </style:style>
    <style:style style:name="P27"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reak-before="auto" fo:break-after="auto" fo:background-color="#cccc99" fo:padding="0.0555in" fo:border="0.51pt solid #000000"/>
    </style:style>
    <style:style style:name="P28" style:family="paragraph" style:parent-style-name="Standard" style:list-style-name="WWNum4">
      <style:paragraph-properties fo:margin-left="0.5in" fo:margin-right="0in" fo:margin-top="0.0398in" fo:margin-bottom="0in" loext:contextual-spacing="false" fo:text-indent="-0.25in" style:auto-text-indent="false" fo:break-before="auto" fo:break-after="auto"/>
    </style:style>
    <style:style style:name="P29"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9">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6" style:family="paragraph" style:parent-style-name="Standard" style:list-style-name="WWNum4">
      <style:paragraph-properties fo:margin-left="0.5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8" style:family="paragraph" style:parent-style-name="Standard" style:list-style-name="WWNum9">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5">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3">
      <style:paragraph-properties fo:margin-left="0.5in" fo:margin-right="0in" fo:margin-top="0in" fo:margin-bottom="0.0429in" loext:contextual-spacing="false" fo:text-indent="-0.25in" style:auto-text-indent="false" fo:break-before="auto" fo:break-after="auto"/>
    </style:style>
    <style:style style:name="P42" style:family="paragraph" style:parent-style-name="Standard" style:list-style-name="WWNum9">
      <style:paragraph-properties fo:margin-left="0.5in" fo:margin-right="0in" fo:margin-top="0in" fo:margin-bottom="0.0429in" loext:contextual-spacing="false" fo:text-indent="-0.25in" style:auto-text-indent="false" fo:break-before="auto" fo:break-after="auto"/>
    </style:style>
    <style:style style:name="P43" style:family="paragraph" style:parent-style-name="Standard" style:list-style-name="WWNum4">
      <style:paragraph-properties fo:margin-left="1in" fo:margin-right="0in" fo:margin-top="0in" fo:margin-bottom="0.0429in" loext:contextual-spacing="false" fo:text-indent="-0.25in" style:auto-text-indent="false" fo:break-before="auto" fo:break-after="auto"/>
    </style:style>
    <style:style style:name="P44" style:family="paragraph" style:parent-style-name="Standard" style:list-style-name="WWNum5">
      <style:paragraph-properties fo:margin-left="1in" fo:margin-right="0in" fo:margin-top="0in" fo:margin-bottom="0.0429in" loext:contextual-spacing="false" fo:text-indent="-0.25in" style:auto-text-indent="false" fo:break-before="auto" fo:break-after="auto"/>
    </style:style>
    <style:style style:name="P45" style:family="paragraph" style:parent-style-name="Standard" style:list-style-name="WWNum8">
      <style:paragraph-properties fo:margin-left="1in" fo:margin-right="0in" fo:margin-top="0in" fo:margin-bottom="0.0429in" loext:contextual-spacing="false" fo:text-indent="-0.25in" style:auto-text-indent="false" fo:break-before="auto" fo:break-after="auto"/>
    </style:style>
    <style:style style:name="P46" style:family="paragraph" style:parent-style-name="Standard" style:list-style-name="WWNum6">
      <style:paragraph-properties fo:margin-left="1in" fo:margin-right="0in" fo:margin-top="0in" fo:margin-bottom="0.0429in" loext:contextual-spacing="false" fo:text-indent="-0.25in" style:auto-text-indent="false" fo:break-before="auto" fo:break-after="auto"/>
    </style:style>
    <style:style style:name="P47"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8" style:family="paragraph" style:parent-style-name="Standard" style:list-style-name="WWNum4">
      <style:paragraph-properties fo:margin-left="1in" fo:margin-right="0in" fo:margin-top="0in" fo:margin-bottom="0in" loext:contextual-spacing="false" fo:text-indent="-0.25in" style:auto-text-indent="false" fo:break-before="auto" fo:break-after="auto"/>
    </style:style>
    <style:style style:name="P49"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50" style:family="paragraph" style:parent-style-name="Standard" style:list-style-name="WWNum5">
      <style:paragraph-properties fo:margin-left="1in" fo:margin-right="0in" fo:margin-top="0in" fo:margin-bottom="0in" loext:contextual-spacing="false" fo:text-indent="-0.25in" style:auto-text-indent="false" fo:break-before="auto" fo:break-after="auto"/>
    </style:style>
    <style:style style:name="P51"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2" style:family="paragraph" style:parent-style-name="Standard" style:list-style-name="WWNum6">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2">
      <style:paragraph-properties fo:margin-left="1.5in" fo:margin-right="0in" fo:margin-top="0in" fo:margin-bottom="0in" loext:contextual-spacing="false" fo:text-indent="-0.25in" style:auto-text-indent="false" fo:break-before="auto" fo:break-after="auto"/>
    </style:style>
    <style:style style:name="P55" style:family="paragraph" style:parent-style-name="Standard" style:list-style-name="WWNum5">
      <style:paragraph-properties fo:margin-left="1.5in" fo:margin-right="0in" fo:margin-top="0in" fo:margin-bottom="0in" loext:contextual-spacing="false" fo:text-indent="-0.25in" style:auto-text-indent="false" fo:break-before="auto" fo:break-after="auto"/>
    </style:style>
    <style:style style:name="P56" style:family="paragraph" style:parent-style-name="Standard" style:list-style-name="WWNum8">
      <style:paragraph-properties fo:margin-left="1.5in" fo:margin-right="0in" fo:margin-top="0in" fo:margin-bottom="0in" loext:contextual-spacing="false" fo:text-indent="-0.25in" style:auto-text-indent="false" fo:break-before="auto" fo:break-after="auto"/>
    </style:style>
    <style:style style:name="P57" style:family="paragraph" style:parent-style-name="Standard" style:list-style-name="WWNum6">
      <style:paragraph-properties fo:margin-left="1.5in" fo:margin-right="0in" fo:margin-top="0in" fo:margin-bottom="0in" loext:contextual-spacing="false" fo:text-indent="-0.25in" style:auto-text-indent="false" fo:break-before="auto" fo:break-after="auto"/>
    </style:style>
    <style:style style:name="P58"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59" style:family="paragraph" style:parent-style-name="Standard" style:list-style-name="WWNum2">
      <style:paragraph-properties fo:margin-left="1.5in" fo:margin-right="0in" fo:margin-top="0in" fo:margin-bottom="0.0429in" loext:contextual-spacing="false" fo:text-indent="-0.25in" style:auto-text-indent="false" fo:break-before="auto" fo:break-after="auto"/>
    </style:style>
    <style:style style:name="P60" style:family="paragraph" style:parent-style-name="Standard" style:list-style-name="WWNum5">
      <style:paragraph-properties fo:margin-left="1.5in" fo:margin-right="0in" fo:margin-top="0in" fo:margin-bottom="0.0429in" loext:contextual-spacing="false" fo:text-indent="-0.25in" style:auto-text-indent="false" fo:break-before="auto" fo:break-after="auto"/>
    </style:style>
    <style:style style:name="P61" style:family="paragraph" style:parent-style-name="Standard" style:list-style-name="WWNum8">
      <style:paragraph-properties fo:margin-left="1.5in" fo:margin-right="0in" fo:margin-top="0in" fo:margin-bottom="0.0429in" loext:contextual-spacing="false" fo:text-indent="-0.25in" style:auto-text-indent="false" fo:break-before="auto" fo:break-after="auto"/>
    </style:style>
    <style:style style:name="P62" style:family="paragraph" style:parent-style-name="Standard" style:list-style-name="WWNum6">
      <style:paragraph-properties fo:margin-left="1.5in" fo:margin-right="0in" fo:margin-top="0in" fo:margin-bottom="0.0429in" loext:contextual-spacing="false" fo:text-indent="-0.25in" style:auto-text-indent="false" fo:break-before="auto" fo:break-after="auto"/>
    </style:style>
    <style:style style:name="P63" style:family="paragraph" style:parent-style-name="Standard">
      <style:paragraph-properties fo:margin-left="1in" fo:margin-right="0in" fo:text-indent="0in" style:auto-text-indent="false" fo:break-before="auto" fo:break-after="auto"/>
    </style:style>
    <style:style style:name="P64" style:family="paragraph" style:parent-style-name="Standard">
      <style:paragraph-properties fo:margin-left="1in" fo:margin-right="0in" fo:text-indent="0in" style:auto-text-indent="false" fo:break-before="auto" fo:break-after="auto"/>
      <style:text-properties fo:font-weight="bold" style:font-weight-asian="bold"/>
    </style:style>
    <style:style style:name="P65" style:family="paragraph" style:parent-style-name="Standard">
      <style:paragraph-properties fo:margin-left="1.5in" fo:margin-right="0in" fo:text-indent="0in" style:auto-text-indent="false" fo:break-before="auto" fo:break-after="auto"/>
    </style:style>
    <style:style style:name="P66" style:family="paragraph" style:parent-style-name="Standard">
      <style:paragraph-properties fo:margin-left="1.5in" fo:margin-right="0in" fo:text-indent="0in" style:auto-text-indent="false" fo:break-before="auto" fo:break-after="auto"/>
      <style:text-properties fo:font-weight="bold" style:font-weight-asian="bold"/>
    </style:style>
    <style:style style:name="P67" style:family="paragraph" style:parent-style-name="Standard" style:list-style-name="WWNum8">
      <style:paragraph-properties fo:margin-left="2in" fo:margin-right="0in" fo:margin-top="0in" fo:margin-bottom="0in" loext:contextual-spacing="false" fo:text-indent="-0.25in" style:auto-text-indent="false" fo:break-before="auto" fo:break-after="auto"/>
    </style:style>
    <style:style style:name="P68" style:family="paragraph" style:parent-style-name="Standard" style:list-style-name="WWNum8">
      <style:paragraph-properties fo:margin-left="2in" fo:margin-right="0in" fo:margin-top="0in" fo:margin-bottom="0.0429in" loext:contextual-spacing="false" fo:text-indent="-0.25in" style:auto-text-indent="false" fo:break-before="auto" fo:break-after="auto"/>
    </style:style>
    <style:style style:name="P69" style:family="paragraph" style:parent-style-name="Heading_20_1">
      <style:paragraph-properties fo:margin-left="0.3in" fo:margin-right="0in" fo:text-indent="0in" style:auto-text-indent="false" fo:break-before="auto" fo:break-after="auto"/>
    </style:style>
    <style:style style:name="P70" style:family="paragraph" style:parent-style-name="Heading_20_1" style:list-style-name="WWNum7">
      <style:paragraph-properties fo:break-before="auto" fo:break-after="auto"/>
    </style:style>
    <style:style style:name="P71" style:family="paragraph" style:parent-style-name="Heading_20_1" style:list-style-name="WWNum7">
      <style:paragraph-properties fo:margin-top="0in" fo:margin-bottom="0.0429in" loext:contextual-spacing="false" fo:break-before="auto" fo:break-after="auto"/>
    </style:style>
    <style:style style:name="P72" style:family="paragraph" style:parent-style-name="Heading_20_2" style:list-style-name="WWNum7">
      <style:paragraph-properties fo:break-before="auto" fo:break-after="auto"/>
    </style:style>
    <style:style style:name="P73" style:family="paragraph" style:parent-style-name="Heading_20_2" style:list-style-name="WWNum7">
      <style:paragraph-properties fo:margin-top="0in" fo:margin-bottom="0.0429in" loext:contextual-spacing="false" fo:break-before="auto" fo:break-after="auto"/>
    </style:style>
    <style:style style:name="P74"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1"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2"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3"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4" style:family="text">
      <style:text-properties fo:color="#336633" fo:font-size="14pt" style:font-size-asian="14pt" style:font-size-complex="14pt"/>
    </style:style>
    <style:style style:name="T15" style:family="text">
      <style:text-properties style:font-name="Verdana" fo:font-size="10pt" fo:font-weight="bold" style:font-name-asian="Verdana1" style:font-size-asian="10pt" style:font-weight-asian="bold" style:font-name-complex="Verdana1" style:font-size-complex="10pt"/>
    </style:style>
    <style:style style:name="T16" style:family="text">
      <style:text-properties style:font-name="Verdana" fo:font-size="10pt" style:font-name-asian="Verdana1" style:font-size-asian="10pt" style:font-name-complex="Verdana1" style:font-size-complex="10pt"/>
    </style:style>
    <style:style style:name="T17" style:family="text">
      <style:text-properties style:font-name="Verdana" fo:font-size="8pt" fo:font-weight="bold" style:font-name-asian="Verdana1" style:font-size-asian="8pt" style:font-weight-asian="bold" style:font-name-complex="Verdana1" style:font-size-complex="8pt"/>
    </style:style>
    <style:style style:name="T18" style:family="text">
      <style:text-properties fo:font-size="10pt" fo:font-weight="bold" style:font-size-asian="10pt" style:font-weight-asian="bold" style:font-size-complex="10pt"/>
    </style:style>
    <style:style style:name="T19" style:family="text">
      <style:text-properties style:font-name="Pacifico" fo:font-size="10pt" fo:font-weight="bold" style:font-name-asian="Pacifico1" style:font-size-asian="10pt" style:font-weight-asian="bold" style:font-name-complex="Pacifico1" style:font-size-complex="10pt"/>
    </style:style>
    <style:style style:name="T20"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color="#000000" style:font-name="Verdana" fo:font-size="8pt" style:text-underline-style="none" fo:font-weight="bold" style:font-name-asian="Verdana1" style:font-size-asian="8pt" style:font-weight-asian="bold" style:font-name-complex="Verdana1" style:font-size-complex="8pt"/>
    </style:style>
    <style:style style:name="T28" style:family="text">
      <style:text-properties fo:font-weight="bold" style:font-weight-asian="bold"/>
    </style:style>
    <style:style style:name="T29" style:family="text">
      <style:text-properties style:font-name="Arimo" fo:font-size="10pt" fo:font-weight="bold" style:font-name-asian="Arimo1" style:font-size-asian="10pt" style:font-weight-asian="bold" style:font-name-complex="Arimo1" style:font-size-complex="10pt"/>
    </style:style>
    <style:style style:name="T30" style:family="text">
      <style:text-properties style:text-underline-style="none"/>
    </style:style>
    <style:style style:name="T31" style:family="text">
      <style:text-properties style:text-underline-style="none" fo:font-weight="bold" style:font-weight-asian="bold"/>
    </style:style>
    <style:style style:name="T32" style:family="text">
      <style:text-properties style:text-underline-style="solid" style:text-underline-width="auto" style:text-underline-color="font-color"/>
    </style:style>
    <style:style style:name="T33" style:family="text">
      <style:text-properties style:text-underline-style="solid" style:text-underline-width="auto" style:text-underline-color="font-color" fo:font-weight="bold" style:font-weight-asian="bold"/>
    </style:style>
    <style:style style:name="T34"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text:bookmark text:name="_aczyuw2yex2w"/><text:span text:style-name="T1">Introducción a Learning Analytics con ejemplos prácticos</text:span><text:span text:style-name="T3"><text:line-break/></text:span><text:span text:style-name="T4">UD 02. Learning Analytics aplicado a calificaciones</text:span></text:p>
      <text:p text:style-name="P1"><draw:frame draw:style-name="fr1"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2"/>
      <text:p text:style-name="P2"/>
      <text:p text:style-name="P3"><text:span text:style-name="T6">Autor: Sergi García Barea</text:span></text:p>
      <text:p text:style-name="P3"><text:span text:style-name="T6">Actualizado Septiembre 2021</text:span></text:p>
      <text:p text:style-name="P4"><text:span text:style-name="T14">Licencia</text:span></text:p>
      <text:p text:style-name="P7"/>
      <text:p text:style-name="P6"><text:span text:style-name="T15">Reconocimiento – NoComercial - CompartirIgual (BY-NC-SA)</text:span><text:span text:style-name="T16">: No se permite un uso comercial de la obra original ni de las posibles obras derivadas, la distribución de las cuales se debe hacer con una licencia igual a la que regula la obra original.</text:span><draw:frame draw:style-name="fr2"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8">Nomenclatura</text:span></text:p>
      <text:p text:style-name="P9"><text:span text:style-name="T9">A lo largo de este tema se utilizarán distintos símbolos para distinguir elementos importantes dentro del contenido. Estos símbolos son:</text:span></text:p>
      <text:p text:style-name="P10"/>
      <text:p text:style-name="P11"><text:span text:style-name="T18">📖 </text:span><text:span text:style-name="T10">Importante</text:span></text:p>
      <text:p text:style-name="P13"/>
      <text:p text:style-name="P11"><text:soft-page-break/><text:span text:style-name="T19">❕</text:span><text:span text:style-name="T11"> </text:span><text:span text:style-name="T10">Atención</text:span></text:p>
      <text:p text:style-name="P13"/>
      <text:p text:style-name="P11"><text:span text:style-name="T12">💬</text:span><text:span text:style-name="T10"> Interesante</text:span></text:p>
      <text:p text:style-name="P69"/>
      <text:p text:style-name="P14"><text:span text:style-name="T20">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e43nvu7ywtj" text:style-name="Index_20_Link" text:visited-style-name="Index_20_Link"><text:span text:style-name="T13">1. Introducción</text:span></text:a><text:span text:style-name="T13"><text:tab/>3</text:span></text:p>
          <text:p text:style-name="P20"><text:span text:style-name="T27">2</text:span><text:a xlink:type="simple" xlink:href="#_ge43nvu7ywtj" text:style-name="Index_20_Link" text:visited-style-name="Index_20_Link"><text:span text:style-name="T17">. </text:span></text:a><text:a xlink:type="simple" xlink:href="#_ufc7q4t6mm5g" text:style-name="Index_20_Link" text:visited-style-name="Index_20_Link"><text:span text:style-name="T13">Learning analytics, Academic Analytics y Engagement Analytics</text:span></text:a><text:span text:style-name="T13"><text:tab/>3</text:span></text:p>
          <text:p text:style-name="P20"><text:span text:style-name="T17">3</text:span><text:a xlink:type="simple" xlink:href="#_ge43nvu7ywtj" text:style-name="Index_20_Link" text:visited-style-name="Index_20_Link"><text:span text:style-name="T17">. </text:span></text:a><text:a xlink:type="simple" xlink:href="#_byj80h6is1x7" text:style-name="Index_20_Link" text:visited-style-name="Index_20_Link"><text:span text:style-name="T13">Calificaciones</text:span></text:a><text:span text:style-name="T13"><text:tab/>4</text:span></text:p>
          <text:p text:style-name="P24"><text:span text:style-name="T13">3.</text:span><text:a xlink:type="simple" xlink:href="#_ge43nvu7ywtj" text:style-name="Index_20_Link" text:visited-style-name="Index_20_Link"><text:span text:style-name="T17">1. </text:span></text:a><text:a xlink:type="simple" xlink:href="#_p7tjxg9c8ivo" text:style-name="Index_20_Link" text:visited-style-name="Index_20_Link"><text:span text:style-name="T13">¿En qué consisten?</text:span></text:a><text:span text:style-name="T13"><text:tab/>4</text:span></text:p>
          <text:p text:style-name="P24"><text:span text:style-name="T13">3.2</text:span><text:a xlink:type="simple" xlink:href="#_ge43nvu7ywtj" text:style-name="Index_20_Link" text:visited-style-name="Index_20_Link"><text:span text:style-name="T17">. </text:span></text:a><text:a xlink:type="simple" xlink:href="#_pav2xkir5hfm" text:style-name="Index_20_Link" text:visited-style-name="Index_20_Link"><text:span text:style-name="T13">¿Qué objetivos relacionados podemos definir?</text:span></text:a><text:span text:style-name="T13"><text:tab/>4</text:span></text:p>
          <text:p text:style-name="P24"><text:span text:style-name="T13">3.3</text:span><text:a xlink:type="simple" xlink:href="#_ge43nvu7ywtj" text:style-name="Index_20_Link" text:visited-style-name="Index_20_Link"><text:span text:style-name="T17">. </text:span></text:a><text:a xlink:type="simple" xlink:href="#_it6cwxed5a24" text:style-name="Index_20_Link" text:visited-style-name="Index_20_Link"><text:span text:style-name="T13">¿Qué métricas podemos utilizar?</text:span></text:a><text:span text:style-name="T13"><text:tab/>5</text:span></text:p>
          <text:p text:style-name="P24"><text:span text:style-name="T13">3.4</text:span><text:a xlink:type="simple" xlink:href="#_ge43nvu7ywtj" text:style-name="Index_20_Link" text:visited-style-name="Index_20_Link"><text:span text:style-name="T17">. </text:span></text:a><text:a xlink:type="simple" xlink:href="#_rltafx397l2i" text:style-name="Index_20_Link" text:visited-style-name="Index_20_Link"><text:span text:style-name="T13">¿Qué elementos podemos analizar</text:span></text:a><text:span text:style-name="T13"><text:tab/>7</text:span></text:p>
          <text:p text:style-name="P24"><text:span text:style-name="T13">3.5</text:span><text:a xlink:type="simple" xlink:href="#_ge43nvu7ywtj" text:style-name="Index_20_Link" text:visited-style-name="Index_20_Link"><text:span text:style-name="T17">. </text:span></text:a><text:a xlink:type="simple" xlink:href="#_7qikaziwsiyg" text:style-name="Index_20_Link" text:visited-style-name="Index_20_Link"><text:span text:style-name="T13">¿Cómo podemos presentar la información obtenida?</text:span></text:a><text:span text:style-name="T13"><text:tab/>8</text:span></text:p>
          <text:p text:style-name="P24"><text:span text:style-name="T13">3.6</text:span><text:a xlink:type="simple" xlink:href="#_ge43nvu7ywtj" text:style-name="Index_20_Link" text:visited-style-name="Index_20_Link"><text:span text:style-name="T17">. </text:span></text:a><text:a xlink:type="simple" xlink:href="#_rq2q03678dku" text:style-name="Index_20_Link" text:visited-style-name="Index_20_Link"><text:span text:style-name="T13">¿Qué actuaciones podemos realizar?</text:span></text:a><text:span text:style-name="T13"><text:tab/>10</text:span></text:p>
          <text:p text:style-name="P20"><text:span text:style-name="T27">4</text:span><text:a xlink:type="simple" xlink:href="#_ge43nvu7ywtj" text:style-name="Index_20_Link" text:visited-style-name="Index_20_Link"><text:span text:style-name="T17">. </text:span></text:a><text:a xlink:type="simple" xlink:href="#_i0hw9jvczx2f" text:style-name="Index_20_Link" text:visited-style-name="Index_20_Link"><text:span text:style-name="T17">Conclusión</text:span></text:a><text:span text:style-name="T17"><text:tab/>12</text:span></text:p>
          <text:p text:style-name="P21"><text:span text:style-name="T17">5</text:span><text:a xlink:type="simple" xlink:href="#_ge43nvu7ywtj" text:style-name="Index_20_Link" text:visited-style-name="Index_20_Link"><text:span text:style-name="T17">. </text:span></text:a><text:a xlink:type="simple" xlink:href="#_52hibfi4gv7g" text:style-name="Index_20_Link" text:visited-style-name="Index_20_Link"><text:span text:style-name="T13">Bibliografía</text:span></text:a><text:span text:style-name="T13"><text:tab/>12</text:span></text:p>
        </text:index-body>
      </text:table-of-content>
      <text:p text:style-name="P18"><text:span text:style-name="T21">UD0</text:span><text:span text:style-name="T22">2</text:span><text:span text:style-name="T23">. Learning </text:span><text:span text:style-name="T22">Analytics aplicado a calificaciones</text:span></text:p>
      <text:list xml:id="list2937888196" text:style-name="WWNum7">
        <text:list-item>
          <text:p text:style-name="P70"><text:bookmark text:name="_ge43nvu7ywtj"/>Introducción</text:p>
        </text:list-item>
      </text:list>
      <text:p text:style-name="P25">Actualmente, en la era tecnológica, existen multitud de fuentes de datos accesibles para realizar procesos de análisis en la enseñanza. Pero los datos educativos no son fruto únicamente de avances tecnológicos, ya que mucho antes de la irrupción de la tecnología, era habitual trabajar con “datos educativos clásicos” tales como calificaciones, asistencia, disciplina, etc.</text:p>
      <text:p text:style-name="P25">Pero en esta unidad vamos a enfocar nuestros esfuerzos en analizar las <text:span text:style-name="T28">calificaciones</text:span>.</text:p>
      <text:p text:style-name="P27"><text:span text:style-name="T19">❕</text:span><text:span text:style-name="T29"> </text:span><text:span text:style-name="T28">Atención</text:span>: en esta unidad se harán propuestas de objetivos, métricas, análisis, visualizaciones, etc… El fin de la unidad, más que impartir contenidos, es que cuando se haga un análisis, cualquiera pueda consultarla en busca de ideas, inspiración, etc. <text:s text:c="2"/></text:p>
      <text:list xml:id="list33310497562070" text:continue-numbering="true" text:style-name="WWNum7">
        <text:list-item>
          <text:p text:style-name="P70"><text:bookmark text:name="_ufc7q4t6mm5g"/>Learning analytics, Academic Analytics y Engagement Analytics</text:p>
        </text:list-item>
      </text:list>
      <text:p text:style-name="P25">En este punto vamos a aclarar algunos matices sobre algunas ramas de<text:span text:style-name="T28"> </text:span>“Learning Analytics”: “Academic Analytics” y “Engagement Analytics”.</text:p>
      <text:list xml:id="list4094827061" text:style-name="WWNum4">
        <text:list-item>
          <text:p text:style-name="P28">En primer lugar, dejar muy claro qué <text:span text:style-name="T28">“Learning Analytics”</text:span> intenta realizar análisis sobre el proceso de aprendizaje, no sobre el desempeño académico en sí o el abandono escolar. Por lo cual, en general, al hablar de “Learning Analytics”, hablaremos de intentar medir si los alumnos han aprendido, detectar situaciones, instantáneas de lo que ocurre en el aula o no.</text:p>
          <text:list>
            <text:list-item>
              <text:p text:style-name="P43">Las calificaciones pueden aportar información para “Learning Analytics”, <text:s/><text:span text:style-name="T33">pero no siempre son un buen indicador</text:span> para saber si el alumno ha aprendido. Por ejemplo, un alumno puede hacerse “una máquina de hacer exámenes” y obtener buenas calificaciones, pero eso no implica aprender. </text:p>
            </text:list-item>
          </text:list>
        </text:list-item>
      </text:list>
      <text:p text:style-name="P12"><text:span text:style-name="T18">📖 </text:span><text:span text:style-name="T28">Importante:</text:span> Las calificaciones deben tomarse como un elemento más que puede usarse en un análisis, pero debemos tener muy claro, <text:span text:style-name="T32">que no siempre miden el incremento del conocimiento</text:span> y que al tenerlas en cuenta, debemos utilizar nuestro conocimiento experto para encajar su papel en el análisis.</text:p>
      <text:list xml:id="list33309860378415" text:continue-numbering="true" text:style-name="WWNum4">
        <text:list-item>
          <text:p text:style-name="P28">La rama <text:span text:style-name="T28">“Academic Analytics”</text:span> analiza el desempeño académico en sí. Es sobre todo útil para exámenes estandarizados (las P.A.U., el M.I.R., el P.I.R, etc.), pruebas donde las notas importan (procesos de selección, oposiciones) o contextos en los que las calificaciones quieren medirse y potenciarse.</text:p>
          <text:list>
            <text:list-item>
              <text:p text:style-name="P48">Aunque sea una rama distinta, aquí al hablar sobre calificaciones, <text:s/>no haremos una distinción específica entre ramas.</text:p>
            </text:list-item>
          </text:list>
        </text:list-item>
        <text:list-item>
          <text:p text:style-name="P36">La rama <text:span text:style-name="T33">“Engagement Analytics”</text:span> (traducida literalmente como análitica del compromiso) intenta analizar el compromiso del alumno con el curso, una actividad, un módulo/asignatura, etc… El análisis generalmente va indicado a detectar y prevenir situaciones de abandono en el presente y a realizar radiografías de situaciones de abandono pasadas y realizar actuaciones preventivas.</text:p>
          <text:list>
            <text:list-item>
              <text:p text:style-name="P43">Aunque es una rama diferente del “Learning Analytics”, igual que en “Academic Analytics” no haremos distinción específica.</text:p>
            </text:list-item>
          </text:list>
        </text:list-item>
      </text:list>
      <text:list xml:id="list33310174200115" text:continue-list="list33310497562070" text:style-name="WWNum7">
        <text:list-item>
          <text:p text:style-name="P70"><text:bookmark text:name="_byj80h6is1x7"/>Calificaciones</text:p>
          <text:list>
            <text:list-item>
              <text:p text:style-name="P72"><text:bookmark text:name="_p7tjxg9c8ivo"/>¿En qué consisten?</text:p>
            </text:list-item>
          </text:list>
        </text:list-item>
      </text:list>
      <text:p text:style-name="P25">En general, establecer calificaciones es un método para evaluar el rendimiento de un alumno en algún tipo de actividad o a lo largo de un periodo de tiempo, de forma cuantitativa. </text:p>
      <text:p text:style-name="P25"/>
      <text:p text:style-name="P25">Los métodos para establecer calificaciones son muy numerosos y <text:s/>muy heterogéneos entre sí. Algunos ejemplos:</text:p>
      <text:list xml:id="list2667334118" text:style-name="WWNum3">
        <text:list-item>
          <text:p text:style-name="P29">Participaciones en clase.</text:p>
        </text:list-item>
        <text:list-item>
          <text:p text:style-name="P37">Resolución de ejercicios.</text:p>
        </text:list-item>
        <text:list-item>
          <text:p text:style-name="P37"><text:soft-page-break/>Realización de trabajos.</text:p>
        </text:list-item>
        <text:list-item>
          <text:p text:style-name="P37">Participación en actividades.</text:p>
        </text:list-item>
        <text:list-item>
          <text:p text:style-name="P41">Realización de exámenes.</text:p>
        </text:list-item>
      </text:list>
      <text:p text:style-name="P25"/>
      <text:p text:style-name="P25">Asimismo, las escalas para medirlas también son muy heterogéneas. Algunos ejemplos son:</text:p>
      <text:list xml:id="list1588362458" text:style-name="WWNum9">
        <text:list-item>
          <text:p text:style-name="P30">Puntuación del 1 al 10.</text:p>
        </text:list-item>
        <text:list-item>
          <text:p text:style-name="P38">Puntuación del 1 al 100.</text:p>
        </text:list-item>
        <text:list-item>
          <text:p text:style-name="P38">Correcto/Incorrecto.</text:p>
        </text:list-item>
        <text:list-item>
          <text:p text:style-name="P42">Muy deficiente, Insuficiente, Suficiente, Bien, Notable, Sobresaliente.</text:p>
        </text:list-item>
      </text:list>
      <text:p text:style-name="P25"/>
      <text:p text:style-name="P27"><text:span text:style-name="T18">💬</text:span><text:span text:style-name="T28"> Interesante: </text:span>En el sistema educativo español, la escala más utilizada es la del 1 al 10.</text:p>
      <text:p text:style-name="P22">Dentro de cada calificación, además de la calificación en sí, puede haber datos relacionados con la calificación que dependen ampliamente del contexto: si es voluntaria, si el alumno la ha realizado, si se ha hecho en plazo, etc.</text:p>
      <text:p text:style-name="P22">Según conveniencia y posibilidad de acceso a esta información, será incluida como posibles métricas para realizar procesos de análisis.</text:p>
      <text:list xml:id="list33310521168145" text:continue-list="list33310174200115" text:style-name="WWNum7">
        <text:list-item>
          <text:list>
            <text:list-item>
              <text:p text:style-name="P72"><text:bookmark text:name="_pav2xkir5hfm"/>¿Qué objetivos relacionados podemos definir?</text:p>
            </text:list-item>
          </text:list>
        </text:list-item>
      </text:list>
      <text:p text:style-name="P25">Partiendo de conocer unas calificaciones, sin entrar en la naturaleza de las mismas, podemos intentar definir unos objetivos tanto individuales como colectivos relacionados.</text:p>
      <text:p text:style-name="P27"><text:span text:style-name="T19">❕</text:span><text:span text:style-name="T29"> </text:span><text:span text:style-name="T28">Atención: </text:span>los objetivos propuestos son simplemente ideas para saber qué objetivos podríamos plantearnos. <text:span text:style-name="T33">No es necesario plantearse todos los objetivos, solo aquellos que creamos nos puedan ayudar en un momento dado.</text:span></text:p>
      <text:p text:style-name="P25"/>
      <text:list xml:id="list4020512677" text:style-name="WWNum2">
        <text:list-item>
          <text:p text:style-name="P31"><text:span text:style-name="T28">Objetivos (Individuo)</text:span></text:p>
          <text:list>
            <text:list-item>
              <text:p text:style-name="P49"><text:span text:style-name="T28">Sobre una única calificación.</text:span></text:p>
              <text:list>
                <text:list-item>
                  <text:p text:style-name="P54">Medir la calidad de la calificación.</text:p>
                </text:list-item>
              </text:list>
            </text:list-item>
            <text:list-item>
              <text:p text:style-name="P49"><text:span text:style-name="T28">Sobre una serie de calificaciones de una materia en distintos instantes de tiempo.</text:span></text:p>
              <text:list>
                <text:list-item>
                  <text:p text:style-name="P54"><text:soft-page-break/>Medir progresión en la materia en el tiempo, tanto a nivel absoluto como relativo al desempeño del grupo.</text:p>
                </text:list-item>
              </text:list>
            </text:list-item>
            <text:list-item>
              <text:p text:style-name="P49"><text:span text:style-name="T28">Sobre las calificaciones de varias materias en un mismo instante de tiempo.</text:span></text:p>
              <text:list>
                <text:list-item>
                  <text:p text:style-name="P54">Obtener una instantánea del rendimiento general del alumno, absoluto y relativo al desempeño del grupo</text:p>
                </text:list-item>
              </text:list>
            </text:list-item>
            <text:list-item>
              <text:p text:style-name="P49"><text:span text:style-name="T28">Sobre series de calificaciones de varias materias en distintos instantes de tiempo</text:span></text:p>
              <text:list>
                <text:list-item>
                  <text:p text:style-name="P59">Medir cambios en el rendimiento general del alumno, tanto a nivel absoluto como relativo al desempeño del grupo.</text:p>
                </text:list-item>
              </text:list>
            </text:list-item>
          </text:list>
        </text:list-item>
      </text:list>
      <text:p text:style-name="P22"/>
      <text:list xml:id="list33310236688484" text:continue-numbering="true" text:style-name="WWNum2">
        <text:list-item>
          <text:p text:style-name="P31"><text:span text:style-name="T28">Objetivos (Grupo)</text:span></text:p>
          <text:list>
            <text:list-item>
              <text:p text:style-name="P49"><text:span text:style-name="T28">Sobre una única calificación:</text:span></text:p>
              <text:list>
                <text:list-item>
                  <text:p text:style-name="P54">Medir el desempeño general del grupo en esa actividad.</text:p>
                </text:list-item>
                <text:list-item>
                  <text:p text:style-name="P54">Comprobar el grado de dificultad basado en la calificación.</text:p>
                </text:list-item>
              </text:list>
            </text:list-item>
            <text:list-item>
              <text:p text:style-name="P49"><text:span text:style-name="T28">Sobre una serie de calificaciones de una materia en distintos instantes de tiempo.</text:span></text:p>
              <text:list>
                <text:list-item>
                  <text:p text:style-name="P54">Medir la progresión del grupo en la materia.</text:p>
                </text:list-item>
                <text:list-item>
                  <text:p text:style-name="P54">Comparar el nivel de dificultad relativo entre actividades,</text:p>
                </text:list-item>
              </text:list>
            </text:list-item>
            <text:list-item>
              <text:p text:style-name="P49"><text:span text:style-name="T28">Sobre calificaciones de varias materias en un mismo instante de tiempo.</text:span></text:p>
              <text:list>
                <text:list-item>
                  <text:p text:style-name="P54">Obtener una instantánea del rendimiento general del grupo.</text:p>
                </text:list-item>
                <text:list-item>
                  <text:p text:style-name="P54">Detectar anomalías en el desempeño en materias o áreas concretas.</text:p>
                </text:list-item>
                <text:list-item>
                  <text:p text:style-name="P54">Comparar el nivel de dificultad relativo entre materias.</text:p>
                </text:list-item>
                <text:list-item>
                  <text:p text:style-name="P54">Comprobar si el desempeño es similar en materia afines.</text:p>
                </text:list-item>
              </text:list>
            </text:list-item>
            <text:list-item>
              <text:p text:style-name="P49"><text:span text:style-name="T28">Sobre series de calificaciones de varias materias en distintos instantes de tiempo</text:span></text:p>
              <text:list>
                <text:list-item>
                  <text:p text:style-name="P54">Medir la progresión general del grupo.</text:p>
                </text:list-item>
                <text:list-item>
                  <text:p text:style-name="P54">Medir la progresión del grupo en áreas concretas.</text:p>
                </text:list-item>
              </text:list>
            </text:list-item>
          </text:list>
        </text:list-item>
      </text:list>
      <text:list xml:id="list33309307889603" text:continue-list="list33310521168145" text:style-name="WWNum7">
        <text:list-item>
          <text:list>
            <text:list-item>
              <text:p text:style-name="P73"><text:bookmark text:name="_it6cwxed5a24"/><text:soft-page-break/>¿Qué métricas podemos utilizar?</text:p>
            </text:list-item>
          </text:list>
        </text:list-item>
      </text:list>
      <text:p text:style-name="P22">Observando los posibles objetivos propuestos, nos planteamos qué datos educativos queremos recolectar y qué métricas podemos usar para ello. Aquí planteamos algunos ejemplos de métricas que podemos extraer.</text:p>
      <text:p text:style-name="P22"/>
      <text:p text:style-name="P27"><text:span text:style-name="T19">❕</text:span><text:span text:style-name="T29"> </text:span><text:span text:style-name="T28">Atención: </text:span>las métricas propuestas son simplemente ideas para saber qué información podríamos extraer de estos datos. <text:span text:style-name="T33">No es necesario extraer todas estas métricas</text:span>, solo las que nos interesen.</text:p>
      <text:p text:style-name="P22"><text:span text:style-name="T33">Individual</text:span></text:p>
      <text:list xml:id="list3122469674" text:style-name="WWNum5">
        <text:list-item>
          <text:p text:style-name="P32"><text:span text:style-name="T28">Métricas extraíbles de una calificación</text:span></text:p>
          <text:list>
            <text:list-item>
              <text:p text:style-name="P50">Calificación <text:span text:style-name="T28">[Escala utilizada, generalmente 1 al 10]</text:span></text:p>
            </text:list-item>
            <text:list-item>
              <text:p text:style-name="P50">Actividad realizada <text:span text:style-name="T28">[Verdadero/Falso]</text:span></text:p>
            </text:list-item>
            <text:list-item>
              <text:p text:style-name="P50">Actividad obligatoria/voluntaria <text:span text:style-name="T28">[Verdadero/Falso]</text:span></text:p>
            </text:list-item>
            <text:list-item>
              <text:p text:style-name="P50">Actividad realizada/entregada <text:span text:style-name="T28">[Verdadero/Falso]</text:span></text:p>
            </text:list-item>
            <text:list-item>
              <text:p text:style-name="P50">Actividad realizada/entregada en plazo <text:span text:style-name="T28">[Verdadero/Falso]</text:span></text:p>
            </text:list-item>
            <text:list-item>
              <text:p text:style-name="P50">Actividad Aprobada <text:span text:style-name="T28">[Verdadero/Falso]</text:span></text:p>
              <text:list>
                <text:list-item>
                  <text:p text:style-name="P55">Umbral para lograr aprobar<text:span text:style-name="T28"> [Escala]</text:span></text:p>
                </text:list-item>
              </text:list>
            </text:list-item>
            <text:list-item>
              <text:p text:style-name="P50">Actividad alcanza nota minima compensable <text:span text:style-name="T28">[Verdadero/Falso]</text:span></text:p>
              <text:list>
                <text:list-item>
                  <text:p text:style-name="P55">Umbral para lograr nota mínima compensable<text:span text:style-name="T28"> [Escala]</text:span></text:p>
                </text:list-item>
              </text:list>
            </text:list-item>
            <text:list-item>
              <text:p text:style-name="P50">Ponderación dentro de su contexto (unidad, trimestre, etc…) <text:span text:style-name="T28">[Porcentaje]</text:span></text:p>
            </text:list-item>
            <text:list-item>
              <text:p text:style-name="P44">Fecha inicio y fin<text:span text:style-name="T28"> [Rango]</text:span></text:p>
            </text:list-item>
          </text:list>
        </text:list-item>
      </text:list>
      <text:p text:style-name="P23"/>
      <text:p text:style-name="P23"/>
      <text:list xml:id="list33311301802665" text:continue-numbering="true" text:style-name="WWNum5">
        <text:list-item>
          <text:p text:style-name="P32"><text:span text:style-name="T28">Métricas extraíbles de un conjunto de calificaciones de un individuo en una materia</text:span></text:p>
        </text:list-item>
        <text:list-item>
          <text:p text:style-name="P39"><text:span text:style-name="T28">Métricas extraíbles de un conjunto de varias materias en un instante de tiempo</text:span></text:p>
        </text:list-item>
        <text:list-item>
          <text:p text:style-name="P39"><text:soft-page-break/><text:span text:style-name="T28">Métricas extraíbles de un conjunto de varias materias en distintos instantes de tiempo</text:span></text:p>
          <text:list>
            <text:list-item>
              <text:p text:style-name="P50">Media de calificaciones, en términos absolutos y relativos al desempeño del grupo, así como varianza, desviación típica y otras medidas de dispersión <text:span text:style-name="T28">[Escala]</text:span></text:p>
              <text:list>
                <text:list-item>
                  <text:p text:style-name="P55">Varianza, desviación típica y otras medidas de dispersión.</text:p>
                </text:list-item>
              </text:list>
            </text:list-item>
            <text:list-item>
              <text:p text:style-name="P50">Porcentaje de actividades entregadas y entregadas</text:p>
            </text:list-item>
            <text:list-item>
              <text:p text:style-name="P50">Porcentaje de actividades aprobadas <text:span text:style-name="T28">[Porcentaje]</text:span></text:p>
            </text:list-item>
            <text:list-item>
              <text:p text:style-name="P44">Porcentaje de actividades con nota mínima compensable <text:span text:style-name="T28">[Porcentaje]</text:span></text:p>
            </text:list-item>
          </text:list>
        </text:list-item>
      </text:list>
      <text:p text:style-name="P64"/>
      <text:list xml:id="list33310175076338" text:continue-numbering="true" text:style-name="WWNum5">
        <text:list-item>
          <text:p text:style-name="P32"><text:span text:style-name="T28">Métricas extraíbles de un conjunto de varias materias en un instante de tiempo:</text:span></text:p>
          <text:list>
            <text:list-item>
              <text:p text:style-name="P50">Media de calificaciones entre materias, absolutos y relativos al desempeño del grupo así como varianza, desviación típica y otras medidas de dispersión <text:span text:style-name="T28"><text:s/>[Escala]</text:span></text:p>
            </text:list-item>
            <text:list-item>
              <text:p text:style-name="P50">Porcentaje de actividades entregadas y entregadas en plazo</text:p>
            </text:list-item>
            <text:list-item>
              <text:p text:style-name="P50">Porcentaje de actividades aprobadas <text:span text:style-name="T28">[Porcentaje]</text:span></text:p>
            </text:list-item>
            <text:list-item>
              <text:p text:style-name="P44">Porcentaje de actividades con nota mínima compensable <text:span text:style-name="T28">[Porcentaje]</text:span></text:p>
            </text:list-item>
          </text:list>
        </text:list-item>
      </text:list>
      <text:p text:style-name="P64"/>
      <text:list xml:id="list33311289234890" text:continue-numbering="true" text:style-name="WWNum5">
        <text:list-item>
          <text:p text:style-name="P32"><text:span text:style-name="T28">Métricas extraíbles de un conjunto de varias materias en distintos instantes de tiempo</text:span></text:p>
          <text:list>
            <text:list-item>
              <text:p text:style-name="P44">Estudiar progresión de métricas de varias materias en un instante de tiempo, entre distintos instantes de tiempo.</text:p>
            </text:list-item>
          </text:list>
        </text:list-item>
      </text:list>
      <text:p text:style-name="P63"/>
      <text:p text:style-name="P25"><text:span text:style-name="T33">Colectivo</text:span></text:p>
      <text:list xml:id="list33310408095523" text:continue-numbering="true" text:style-name="WWNum5">
        <text:list-item>
          <text:p text:style-name="P32"><text:span text:style-name="T28">Métricas extraíbles de un conjunto de calificaciones individuales de una actividad</text:span></text:p>
          <text:list>
            <text:list-item>
              <text:p text:style-name="P50">Media de calificaciones <text:span text:style-name="T28">[Escala]</text:span></text:p>
              <text:list>
                <text:list-item>
                  <text:p text:style-name="P55">Varianza, desviación típica y otras medidas de dispersión.</text:p>
                </text:list-item>
              </text:list>
            </text:list-item>
            <text:list-item>
              <text:p text:style-name="P50">Porcentaje de alumnos con la actividad entregada y con la actividad entregada en plazo</text:p>
            </text:list-item>
            <text:list-item>
              <text:p text:style-name="P50"><text:soft-page-break/>Porcentaje de alumnos con la actividad aprobada <text:span text:style-name="T28">[Porcentaje]</text:span></text:p>
            </text:list-item>
            <text:list-item>
              <text:p text:style-name="P44">Porcentaje de alumnos con la actividad con nota mínima compensable <text:span text:style-name="T28">[Porcentaje]</text:span></text:p>
            </text:list-item>
          </text:list>
        </text:list-item>
      </text:list>
      <text:p text:style-name="P64"/>
      <text:list xml:id="list33310735583398" text:continue-numbering="true" text:style-name="WWNum5">
        <text:list-item>
          <text:p text:style-name="P32"><text:span text:style-name="T28">Métricas extraíbles de un conjunto de calificaciones individuales de varias actividades de una materia</text:span></text:p>
          <text:list>
            <text:list-item>
              <text:p text:style-name="P50">Media de calificaciones, en términos absolutos y relativos al desempeño del grupo, así como varianza, desviación típica y otras medidas de dispersión. <text:span text:style-name="T28">[Escala]</text:span></text:p>
            </text:list-item>
            <text:list-item>
              <text:p text:style-name="P50">Media de los porcentajes de alumnos con </text:p>
              <text:list>
                <text:list-item>
                  <text:p text:style-name="P55">La actividad entregada y <text:s/>con la actividad entregada en plazo. [Porcentaje]</text:p>
                </text:list-item>
                <text:list-item>
                  <text:p text:style-name="P55">La actividad aprobadas <text:span text:style-name="T28">[Porcentaje]</text:span></text:p>
                </text:list-item>
                <text:list-item>
                  <text:p text:style-name="P60">La actividad con nota mínima compensable <text:span text:style-name="T28">[Porcentaje]</text:span></text:p>
                </text:list-item>
              </text:list>
            </text:list-item>
          </text:list>
        </text:list-item>
      </text:list>
      <text:p text:style-name="P66"/>
      <text:p text:style-name="P66"/>
      <text:p text:style-name="P66"/>
      <text:p text:style-name="P23"/>
      <text:p text:style-name="P23"/>
      <text:list xml:id="list33311276891723" text:continue-numbering="true" text:style-name="WWNum5">
        <text:list-item>
          <text:p text:style-name="P32"><text:span text:style-name="T28">Métricas extraíbles de un conjunto de calificaciones de distintas materias en un mismo instante de tiempo</text:span></text:p>
          <text:list>
            <text:list-item>
              <text:p text:style-name="P50">Nivel de desempeño en cada materia para el grupo en ese instante de tiempo.</text:p>
            </text:list-item>
            <text:list-item>
              <text:p text:style-name="P44">Medida de la carga de dificultad acumulada en un instante de tiempo, basada en el desempeño grupal de las materias.</text:p>
            </text:list-item>
          </text:list>
        </text:list-item>
      </text:list>
      <text:p text:style-name="P23"/>
      <text:list xml:id="list33309253105152" text:continue-numbering="true" text:style-name="WWNum5">
        <text:list-item>
          <text:p text:style-name="P32"><text:span text:style-name="T28">Métricas extraíbles de un conjunto de calificaciones de distintas materias en distintos instantes de tiempo</text:span></text:p>
          <text:list>
            <text:list-item>
              <text:p text:style-name="P44">Estudiar progresión grupal de métricas de varias materias en un instante de tiempo, entre distintos instantes de tiempo.</text:p>
            </text:list-item>
          </text:list>
        </text:list-item>
      </text:list>
      <text:p text:style-name="P63"/>
      <text:list xml:id="list33309789446386" text:continue-list="list33309307889603" text:style-name="WWNum7">
        <text:list-item>
          <text:list>
            <text:list-item>
              <text:p text:style-name="P72"><text:bookmark text:name="_rltafx397l2i"/><text:soft-page-break/>¿Qué elementos podemos analizar?</text:p>
            </text:list-item>
          </text:list>
        </text:list-item>
      </text:list>
      <text:p text:style-name="P25">Una vez obtenida la información pertinente, podemos plantearnos cuestiones para analizar. Estas pueden cuestiones se pueden intentar responder tanto a nivel “pasado” (una instantánea pasada de datos y analizarse),” presente”, o incluso “futuro” ante cuestiones que impliquen hacer una predicción (Ejemplo: ¿El alumno X está en riesgo de abandonar?)</text:p>
      <text:p text:style-name="P25"/>
      <text:p text:style-name="P25"><text:s/>A continuación voy a presentar ejemplos de cuestiones que podrían analizarse: </text:p>
      <text:p text:style-name="P25"/>
      <text:p text:style-name="P27"><text:span text:style-name="T19">❕</text:span><text:span text:style-name="T29"> </text:span><text:span text:style-name="T28">Atención: </text:span>las cuestiones para analizar aquí planteadas, son solo sugerencias. No es obligatorio analizar todas, solo a las que por nuestro contexto queremos buscar respuesta.</text:p>
      <text:p text:style-name="P25"><text:span text:style-name="T33">Individual</text:span></text:p>
      <text:list xml:id="list3518836806" text:style-name="WWNum8">
        <text:list-item>
          <text:p text:style-name="P33"><text:span text:style-name="T28">En una materia</text:span></text:p>
          <text:list>
            <text:list-item>
              <text:p text:style-name="P51">¿El desempeño del alumno en una actividad ha sido adecuado, <text:s/>tanto de forma absoluta y relativa al grupo?</text:p>
            </text:list-item>
            <text:list-item>
              <text:p text:style-name="P51">¿El alumno está progresando en una materia en términos absolutos y relativos al grupo?</text:p>
            </text:list-item>
            <text:list-item>
              <text:p text:style-name="P51">¿El alumno entrega las actividades de una materia? ¿Lo hace en plazo?</text:p>
            </text:list-item>
            <text:list-item>
              <text:p text:style-name="P51">¿El alumno aprueba las actividades de una materia? ¿Obtiene la nota mínima compensable?</text:p>
            </text:list-item>
            <text:list-item>
              <text:p text:style-name="P51">¿El alumno intenta actividades voluntarias de una materia?</text:p>
            </text:list-item>
            <text:list-item>
              <text:p text:style-name="P51">¿El desempeño del alumno es acorde a la ponderación de una actividad?</text:p>
            </text:list-item>
            <text:list-item>
              <text:p text:style-name="P51">¿El alumno a título individual, tiene dificultades con algunas actividades o tipo de actividades en concreto?</text:p>
            </text:list-item>
            <text:list-item>
              <text:p text:style-name="P51">¿Se solapan o no actividades en una materia? ¿Cómo influye al alumno?</text:p>
            </text:list-item>
            <text:list-item>
              <text:p text:style-name="P51">¿El alumno está en riesgo de abandonar la materia?</text:p>
            </text:list-item>
          </text:list>
        </text:list-item>
        <text:list-item>
          <text:p text:style-name="P40"><text:span text:style-name="T28">En varias materias</text:span></text:p>
          <text:list>
            <text:list-item>
              <text:p text:style-name="P51">¿El desempeño del alumno es adecuado en todas las materias?</text:p>
            </text:list-item>
            <text:list-item>
              <text:p text:style-name="P51">¿Existen problemas relacionados con la entrega de tareas en algunas áreas o materias?</text:p>
            </text:list-item>
            <text:list-item>
              <text:p text:style-name="P51">¿Existen problemas relacionados con los resultados de las actividades en algunas áreas o materias?</text:p>
            </text:list-item>
            <text:list-item>
              <text:p text:style-name="P51"><text:soft-page-break/>¿El alumno entrega actividades voluntarias en unas materias y otras no?</text:p>
            </text:list-item>
            <text:list-item>
              <text:p text:style-name="P51">¿Existen problemas de desempeño en algunas áreas o materias concretas que no existen en el resto?</text:p>
            </text:list-item>
            <text:list-item>
              <text:p text:style-name="P51">¿Se solapan o no actividades entre materias? ¿Cómo influye al alumno?</text:p>
            </text:list-item>
            <text:list-item>
              <text:p text:style-name="P45">¿El alumno creemos que está en riesgo de abandonar algunas áreas, materias o el curso completo?</text:p>
            </text:list-item>
          </text:list>
        </text:list-item>
      </text:list>
      <text:p text:style-name="P25"><text:span text:style-name="T33">Colectivo</text:span></text:p>
      <text:list xml:id="list33311164562450" text:continue-numbering="true" text:style-name="WWNum8">
        <text:list-item>
          <text:p text:style-name="P33"><text:span text:style-name="T28">En una materia</text:span></text:p>
          <text:list>
            <text:list-item>
              <text:p text:style-name="P51">¿El desempeño del grupo es el adecuado?</text:p>
            </text:list-item>
            <text:list-item>
              <text:p text:style-name="P51">¿El grupo está progresando en una materia?</text:p>
            </text:list-item>
            <text:list-item>
              <text:p text:style-name="P51">¿El grupo tiene dificultad con la materia en términos absolutos o relativos?</text:p>
            </text:list-item>
            <text:list-item>
              <text:p text:style-name="P51">¿El grupo entrega actividades en la materia? ¿Lo hace en plazo?</text:p>
            </text:list-item>
            <text:list-item>
              <text:p text:style-name="P51">¿El grupo aprueba las actividades de la materia? ¿Obtiene la nota mínima compensable?</text:p>
            </text:list-item>
            <text:list-item>
              <text:p text:style-name="P51">¿El grupo tiene dificultades con algunas actividades o tipo de actividades en concreto?</text:p>
            </text:list-item>
            <text:list-item>
              <text:p text:style-name="P51">¿Se solapan o no actividades en una materia? ¿Cómo influye al grupo?</text:p>
            </text:list-item>
            <text:list-item>
              <text:p text:style-name="P45">¿El número de actividades de la materia es adecuado?</text:p>
            </text:list-item>
          </text:list>
        </text:list-item>
      </text:list>
      <text:p text:style-name="P22"/>
      <text:list xml:id="list33310122143272" text:continue-numbering="true" text:style-name="WWNum8">
        <text:list-item>
          <text:p text:style-name="P33"><text:span text:style-name="T28">En varias materias</text:span></text:p>
          <text:list>
            <text:list-item>
              <text:p text:style-name="P51">¿El desempeño del grupo es adecuado en todas las materias?</text:p>
            </text:list-item>
            <text:list-item>
              <text:p text:style-name="P51">¿Hay algunas áreas o materias donde el grupo no esté progresando?</text:p>
            </text:list-item>
            <text:list-item>
              <text:p text:style-name="P51">¿Hay algunas áreas o materias donde los alumnos tengan especial dificultad?</text:p>
            </text:list-item>
            <text:list-item>
              <text:p text:style-name="P51">¿Hay algunas áreas o materias donde no se hagan entregas o no se hagan en plazo?</text:p>
            </text:list-item>
            <text:list-item>
              <text:p text:style-name="P51">¿Hay algunas áreas o materias donde el grupo no esté aprobado o no esté obteniendo la nota mínima compensable?</text:p>
            </text:list-item>
            <text:list-item>
              <text:p text:style-name="P51"><text:soft-page-break/>¿El grupo está teniendo dificultades con algunos tipos de <text:s/>actividades concretas entre materias?</text:p>
            </text:list-item>
            <text:list-item>
              <text:p text:style-name="P51">¿Se solapan o no actividades entre materias? ¿Cómo influye al grupo?</text:p>
            </text:list-item>
            <text:list-item>
              <text:p text:style-name="P45">¿El número de actividades de un conjunto de materias o áreas es adecuado?</text:p>
            </text:list-item>
          </text:list>
        </text:list-item>
      </text:list>
      <text:p text:style-name="P22"/>
      <text:list xml:id="list33309902773484" text:continue-list="list33309789446386" text:style-name="WWNum7">
        <text:list-item>
          <text:list>
            <text:list-item>
              <text:p text:style-name="P72"><text:bookmark text:name="_7qikaziwsiyg"/>¿Cómo podemos presentar la información obtenida?</text:p>
            </text:list-item>
          </text:list>
        </text:list-item>
      </text:list>
      <text:p text:style-name="P25">Tanto para complementar el análisis de las cuestiones planteadas en el punto anterior como para incluso usarlas como complemento dentro de las actuaciones a realizar, es necesario presentar la información obtenida.</text:p>
      <text:p text:style-name="P25"/>
      <text:p text:style-name="P27"><text:span text:style-name="T19">❕</text:span><text:span text:style-name="T29"> </text:span><text:span text:style-name="T28">Atención: </text:span>aquí planteamos algunos ejemplos de representación. Estas representaciones en la práctica deberán adaptarse a las características concretas de quien pueda observarlas para obtener información sobre ellos (analista, profesores, alumnos, etc.)</text:p>
      <text:p text:style-name="P26"/>
      <text:p text:style-name="P26"/>
      <text:p text:style-name="P26"/>
      <text:p text:style-name="P25"><text:span text:style-name="T33">Individual</text:span></text:p>
      <text:list xml:id="list33310812996908" text:continue-list="list33310122143272" text:style-name="WWNum8">
        <text:list-item>
          <text:p text:style-name="P33"><text:span text:style-name="T28">En una materia</text:span></text:p>
          <text:list>
            <text:list-item>
              <text:p text:style-name="P51"><text:span text:style-name="T28">Gráficos de líneas</text:span></text:p>
              <text:list>
                <text:list-item>
                  <text:p text:style-name="P56">Gráfico de líneas con las calificaciones absolutas de cada actividad, comparado con la media de calificaciones del grupo.</text:p>
                </text:list-item>
                <text:list-item>
                  <text:p text:style-name="P56">Gráfico de líneas con el desempeño relativo del alumno en cada actividad. </text:p>
                  <text:list>
                    <text:list-item>
                      <text:p text:style-name="P67">Para representar el desempeño relativo, usaremos la <text:span text:style-name="T28">unidad tipificada</text:span>. Recordemos que al visualizarla, tiene media 0 y varianza 1.</text:p>
                    </text:list-item>
                  </text:list>
                </text:list-item>
              </text:list>
            </text:list-item>
            <text:list-item>
              <text:p text:style-name="P51"><text:span text:style-name="T28">Gráficos circulares</text:span></text:p>
              <text:list>
                <text:list-item>
                  <text:p text:style-name="P56">Gráfico circulares, indicando a modo de “barra de progreso”, actividades entregadas en plazo, fuera de plazo o no entregadas.</text:p>
                </text:list-item>
              </text:list>
            </text:list-item>
            <text:list-item>
              <text:p text:style-name="P51"><text:span text:style-name="T28">Resumen</text:span></text:p>
              <text:list>
                <text:list-item>
                  <text:p text:style-name="P56">Calificación más alta y más baja, tanto <text:s/>a nivel absoluto como relativo al grupo, utilizando unidad tipificada.</text:p>
                </text:list-item>
                <text:list-item>
                  <text:p text:style-name="P56"><text:soft-page-break/>Media de calificaciones absolutas del grupo.</text:p>
                </text:list-item>
                <text:list-item>
                  <text:p text:style-name="P56">Porcentajes de actividades entregadas en plazo, <text:s/>entregadas fuera de plazo y no entregadas.</text:p>
                </text:list-item>
                <text:list-item>
                  <text:p text:style-name="P56">Porcentajes de actividades aprobadas y con nota mínima compensable.</text:p>
                </text:list-item>
              </text:list>
            </text:list-item>
            <text:list-item>
              <text:p text:style-name="P51"><text:span text:style-name="T28">Gráfico radial (Radar chart)</text:span></text:p>
              <text:list>
                <text:list-item>
                  <text:p text:style-name="P56">Gráfico en el que cada variable de su eje puede ser el rendimiento en una actividad en cada materia. Se puede solapar con otro indicando el rendimiento medio en cada actividad. </text:p>
                  <text:list>
                    <text:list-item>
                      <text:p text:style-name="P68">Puedes hacer uno absoluto y otro relativo (o solaparse).</text:p>
                    </text:list-item>
                  </text:list>
                </text:list-item>
              </text:list>
            </text:list-item>
          </text:list>
        </text:list-item>
      </text:list>
      <text:p text:style-name="P65"/>
      <text:list xml:id="list33310539588455" text:continue-numbering="true" text:style-name="WWNum8">
        <text:list-item>
          <text:p text:style-name="P33"><text:span text:style-name="T28">En varias materias</text:span></text:p>
          <text:list>
            <text:list-item>
              <text:p text:style-name="P51"><text:span text:style-name="T28">Gráficos de líneas</text:span></text:p>
              <text:list>
                <text:list-item>
                  <text:p text:style-name="P56">Gráfico de líneas con las calificaciones absolutas de cada actividad, comparado con la media de calificaciones del grupo. Este gráfico incluiría varias materias.</text:p>
                </text:list-item>
              </text:list>
            </text:list-item>
            <text:list-item>
              <text:p text:style-name="P51"><text:span text:style-name="T28">Gráfico radial (Radar chart)</text:span></text:p>
              <text:list>
                <text:list-item>
                  <text:p text:style-name="P61">Gráfico en el que cada variable de su eje puede ser el rendimiento general en cada materia. Puedes hacer uno absoluto y otro relativo (o solaparse).</text:p>
                </text:list-item>
              </text:list>
            </text:list-item>
          </text:list>
        </text:list-item>
      </text:list>
      <text:p text:style-name="P25"><text:span text:style-name="T33">Colectivo</text:span></text:p>
      <text:list xml:id="list33310399168053" text:continue-numbering="true" text:style-name="WWNum8">
        <text:list-item>
          <text:p text:style-name="P33"><text:span text:style-name="T28">En una materia</text:span></text:p>
          <text:list>
            <text:list-item>
              <text:p text:style-name="P51"><text:span text:style-name="T28">Gráficos de líneas</text:span></text:p>
              <text:list>
                <text:list-item>
                  <text:p text:style-name="P56">Gráfico de líneas que incluye una línea con las medias del grupo en cada actividad de esa materia.</text:p>
                </text:list-item>
                <text:list-item>
                  <text:p text:style-name="P56">Gráfico de líneas. Una línea presentaría primer cuartil de la calificación de cada actividad, otra mediana y otra tercer cuartil.</text:p>
                </text:list-item>
              </text:list>
            </text:list-item>
            <text:list-item>
              <text:p text:style-name="P51"><text:span text:style-name="T28">Mapa de calor</text:span></text:p>
              <text:list>
                <text:list-item>
                  <text:p text:style-name="P56">Mapa de calor en una matriz que incluya las calificaciones de todas las actividades realizadas en la materia por los alumnos. Los colores y su intensidad vendrán definidos por la calificación absoluta.<text:span text:style-name="T28"> </text:span></text:p>
                </text:list-item>
              </text:list>
            </text:list-item>
            <text:list-item>
              <text:p text:style-name="P51"><text:span text:style-name="T28">Resumen</text:span></text:p>
              <text:list>
                <text:list-item>
                  <text:p text:style-name="P56">Media, mediana, primer cuartil y tercer cuartil así como medidas de dispersión. Aplicable a cada actividad y a calificación final si la hay.</text:p>
                  <text:list>
                    <text:list-item>
                      <text:p text:style-name="P67"><text:soft-page-break/>Además a cada una de las anteriores, medidas de asimetría y curtosis.</text:p>
                    </text:list-item>
                  </text:list>
                </text:list-item>
                <text:list-item>
                  <text:p text:style-name="P56">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65"/>
      <text:list xml:id="list33309790215534" text:continue-numbering="true" text:style-name="WWNum8">
        <text:list-item>
          <text:p text:style-name="P33"><text:span text:style-name="T28">En varias materias</text:span></text:p>
          <text:list>
            <text:list-item>
              <text:p text:style-name="P51"><text:span text:style-name="T28">Gráficos circulares</text:span></text:p>
              <text:list>
                <text:list-item>
                  <text:p text:style-name="P56">Gráfico circular, indicando el porcentaje de alumnos que ha superado todas las materias, que ha suspendido 1, 2,..X y finalmente quien ha suspendido X o más materias. </text:p>
                  <text:list>
                    <text:list-item>
                      <text:p text:style-name="P67">Gráfico circular similar al anterior, pero agrupados por áreas.</text:p>
                    </text:list-item>
                  </text:list>
                </text:list-item>
              </text:list>
            </text:list-item>
            <text:list-item>
              <text:p text:style-name="P51"><text:span text:style-name="T28">Gráficos de barras</text:span></text:p>
              <text:list>
                <text:list-item>
                  <text:p text:style-name="P56">Gráficos de barras categorizados por materias. En cada gráfico las barras indicarían la siguiente información</text:p>
                  <text:list>
                    <text:list-item>
                      <text:p text:style-name="P67">Porcentajes de actividades entregadas en plazo, fuera de plazo o no entregadas.</text:p>
                    </text:list-item>
                    <text:list-item>
                      <text:p text:style-name="P67">Porcentaje de actividades con nota mínima compensable y aprobadas.</text:p>
                    </text:list-item>
                  </text:list>
                </text:list-item>
              </text:list>
            </text:list-item>
            <text:list-item>
              <text:p text:style-name="P51"><text:span text:style-name="T28">Histogramas</text:span></text:p>
              <text:list>
                <text:list-item>
                  <text:p text:style-name="P56">Histograma representando el número de actividades, agrupado por materias.</text:p>
                </text:list-item>
              </text:list>
            </text:list-item>
            <text:list-item>
              <text:p text:style-name="P51"><text:span text:style-name="T28">Diagrama de Gantt</text:span></text:p>
              <text:list>
                <text:list-item>
                  <text:p text:style-name="P56">Diagrama de Gantt donde puede verse en una línea temporal que actividades está haciendo el alumno, agrupadas por materias.</text:p>
                </text:list-item>
              </text:list>
            </text:list-item>
            <text:list-item>
              <text:p text:style-name="P51"><text:span text:style-name="T28">Gráficos de líneas</text:span></text:p>
              <text:list>
                <text:list-item>
                  <text:p text:style-name="P56">Gráfico de líneas en el que cada punto es la media de la calificación final de una materia.</text:p>
                </text:list-item>
                <text:list-item>
                  <text:p text:style-name="P56">Gráfico de líneas en el que una línea presentaría el primer cuartil de la calificación final de cada materia, otra la mediana y otra el tercer cuartil.</text:p>
                </text:list-item>
              </text:list>
            </text:list-item>
            <text:list-item>
              <text:p text:style-name="P51"><text:span text:style-name="T28">Resumen</text:span></text:p>
              <text:list>
                <text:list-item>
                  <text:p text:style-name="P56">Media, mediana, primer cuartil y tercer cuartil así como medidas de dispersión sobre la calificación final de cada materia si la hay.</text:p>
                  <text:list>
                    <text:list-item>
                      <text:p text:style-name="P67"><text:soft-page-break/>Además a cada una de las anteriores, medidas de asimetría y curtosis.</text:p>
                    </text:list-item>
                  </text:list>
                </text:list-item>
                <text:list-item>
                  <text:p text:style-name="P56">Porcentajes de actividades entregadas en plazo, <text:s/>entregadas fuera de plazo y no entregadas.</text:p>
                </text:list-item>
                <text:list-item>
                  <text:p text:style-name="P61">Porcentajes de actividades aprobadas y con nota mínima compensable.</text:p>
                </text:list-item>
              </text:list>
            </text:list-item>
          </text:list>
        </text:list-item>
      </text:list>
      <text:p text:style-name="P25"/>
      <text:list xml:id="list33310460074615" text:continue-list="list33309902773484" text:style-name="WWNum7">
        <text:list-item>
          <text:list>
            <text:list-item>
              <text:p text:style-name="P72"><text:bookmark text:name="_rq2q03678dku"/>¿Qué actuaciones podemos realizar?</text:p>
            </text:list-item>
          </text:list>
        </text:list-item>
      </text:list>
      <text:p text:style-name="P25">Una vez obtenidos los datos, planteadas las preguntas y visualizados los datos, es posible que podamos plantearnos posibles actuaciones.</text:p>
      <text:p text:style-name="P25"/>
      <text:p text:style-name="P25">A continuación, vamos a presentar algunos ejemplos limitados de situaciones genéricas y posibles medidas de actuación:</text:p>
      <text:p text:style-name="P25"/>
      <text:p text:style-name="P25"/>
      <text:p text:style-name="P25"/>
      <text:p text:style-name="P25"><text:span text:style-name="T33">Individual</text:span></text:p>
      <text:list xml:id="list1355046752" text:style-name="WWNum6">
        <text:list-item>
          <text:p text:style-name="P34"><text:span text:style-name="T28">Generales (a realizar en todos los casos)</text:span></text:p>
          <text:list>
            <text:list-item>
              <text:p text:style-name="P52">Hacer consciente al alumno (y si procede, a sus tutores, entorno, etc.) de la situación pasada y presente del alumno. </text:p>
              <text:list>
                <text:list-item>
                  <text:p text:style-name="P57">Podemos apoyarnos en parte del material de presentación descrito en el punto anterior.</text:p>
                </text:list-item>
                <text:list-item>
                  <text:p text:style-name="P57">En tipologías de actividades concretas (resumen, investigación, prácticas, exposición oral, trabajo en grupo, etc.)</text:p>
                </text:list-item>
                <text:list-item>
                  <text:p text:style-name="P57">En una materia concreta o área concreta.</text:p>
                </text:list-item>
                <text:list-item>
                  <text:p text:style-name="P57">En varias materias de forma comparada.</text:p>
                </text:list-item>
              </text:list>
            </text:list-item>
            <text:list-item>
              <text:p text:style-name="P52">Reforzar positivamente cualquier hito detectado, buen rendimiento, etc. El proceso de análisis no es solo para el “alumno que va mal”.</text:p>
            </text:list-item>
            <text:list-item>
              <text:p text:style-name="P46">En general, hacer consciente al alumno de cualquier virtud detectada y animar a mejorar aquellos puntos donde tenga margen de mejora.</text:p>
            </text:list-item>
          </text:list>
        </text:list-item>
      </text:list>
      <text:p text:style-name="P22"/>
      <text:list xml:id="list33309796996398" text:continue-numbering="true" text:style-name="WWNum6">
        <text:list-item>
          <text:p text:style-name="P34"><text:soft-page-break/><text:span text:style-name="T28">Alumno tiene problemas con determinado tipo de actividades:</text:span></text:p>
          <text:list>
            <text:list-item>
              <text:p text:style-name="P52">Comunicarse con el alumno para saber qué opina y qué puede aportar sobre la situación (origen del problema, debilidades, miedos, motivación, actuaciones pasadas contra el problema, etc.).</text:p>
            </text:list-item>
            <text:list-item>
              <text:p text:style-name="P52">Plantear plan de refuerzo para ese tipo de actividades (Ejemplo: trucos para manejar correctamente una exposición oral).</text:p>
              <text:list>
                <text:list-item>
                  <text:p text:style-name="P62">El plan debe tratar de obtener compromisos realistas del alumno.</text:p>
                </text:list-item>
              </text:list>
            </text:list-item>
          </text:list>
        </text:list-item>
      </text:list>
      <text:p text:style-name="P25"/>
      <text:list xml:id="list33310733254625" text:continue-numbering="true" text:style-name="WWNum6">
        <text:list-item>
          <text:p text:style-name="P34"><text:span text:style-name="T28">Alumno entrega un porcentaje significativo de tareas fuera de plazo:</text:span></text:p>
          <text:list>
            <text:list-item>
              <text:p text:style-name="P52">Comunicarse con el alumno para saber qué opina y qué puede aportar sobre la situación.</text:p>
            </text:list-item>
            <text:list-item>
              <text:p text:style-name="P46">Plantear la posibilidad de trabajar codo con codo aspectos organizativos, alcanzando compromisos realistas con el alumno.</text:p>
            </text:list-item>
          </text:list>
        </text:list-item>
      </text:list>
      <text:p text:style-name="P25"/>
      <text:list xml:id="list33309961180205" text:continue-numbering="true" text:style-name="WWNum6">
        <text:list-item>
          <text:p text:style-name="P34"><text:span text:style-name="T28">Alumno no entrega un porcentaje significativo de tareas:</text:span></text:p>
          <text:list>
            <text:list-item>
              <text:p text:style-name="P52">Comunicarse con el alumno para saber qué opina y qué puede aportar sobre la situación.</text:p>
            </text:list-item>
            <text:list-item>
              <text:p text:style-name="P52">Activar plan de prevención del abandono temprano si la falta de tareas va unido a otros indicios de posible abandono.</text:p>
            </text:list-item>
            <text:list-item>
              <text:p text:style-name="P52">Comprobar si el alumno está al nivel esperado en el instante de tiempo actual de la clase. En caso contrario, plantear un plan de nivelación.</text:p>
            </text:list-item>
            <text:list-item>
              <text:p text:style-name="P52">Trabajar con el alumno tanto el aspecto organizativo como el <text:s/>aspecto de responsabilidad con la entrega de tareas.</text:p>
              <text:list>
                <text:list-item>
                  <text:p text:style-name="P62">Dichos planes deben ir acompañados de compromisos realistas alcanzados con el alumno.</text:p>
                </text:list-item>
              </text:list>
            </text:list-item>
          </text:list>
        </text:list-item>
      </text:list>
      <text:p text:style-name="P25"/>
      <text:list xml:id="list33309870897271" text:continue-numbering="true" text:style-name="WWNum6">
        <text:list-item>
          <text:p text:style-name="P34"><text:span text:style-name="T28">Un alumno está sufriendo problemas de rendimiento en un gran número de materias.</text:span></text:p>
          <text:list>
            <text:list-item>
              <text:p text:style-name="P46">Detectar qué puntos están fallando individualmente y realizar un plan integral para potenciar esos puntos.</text:p>
            </text:list-item>
          </text:list>
        </text:list-item>
      </text:list>
      <text:p text:style-name="P25"><text:span text:style-name="T33">Colectiva</text:span></text:p>
      <text:list xml:id="list3076913104" text:style-name="WWNum1">
        <text:list-item>
          <text:p text:style-name="P35"><text:span text:style-name="T28">Generales (a realizar en todos los casos)</text:span></text:p>
          <text:list>
            <text:list-item>
              <text:p text:style-name="P53">Hacer consciente al grupo de la situación pasada y presente del alumno. </text:p>
              <text:list>
                <text:list-item>
                  <text:p text:style-name="P58"><text:soft-page-break/>Podemos apoyarnos en parte del material de presentación descrito en el punto anterior.</text:p>
                </text:list-item>
              </text:list>
            </text:list-item>
            <text:list-item>
              <text:p text:style-name="P53">Reforzar positivamente cualquier hito grupal detectado, buen rendimiento, etc.</text:p>
            </text:list-item>
            <text:list-item>
              <text:p text:style-name="P47">Hacer consciente de puntos donde pueden mejorar.</text:p>
            </text:list-item>
          </text:list>
        </text:list-item>
      </text:list>
      <text:p text:style-name="P25"/>
      <text:list xml:id="list33311360022100" text:continue-list="list33309870897271" text:style-name="WWNum6">
        <text:list-item>
          <text:p text:style-name="P34"><text:span text:style-name="T28">En una tipología de actividades o una actividad concreta, hay un porcentaje significativo de notas inferiores a las esperadas.</text:span></text:p>
          <text:list>
            <text:list-item>
              <text:p text:style-name="P52">Recabar información cuantitativa y cualitativa del alumnado para conocer su opinión respecto al problema.</text:p>
            </text:list-item>
            <text:list-item>
              <text:p text:style-name="P52">Analizar la actividad docente previa para la realización de esta actividad (metodología, conceptos explicados, ejemplos mostrados, ejercicios, etc.)</text:p>
            </text:list-item>
            <text:list-item>
              <text:p text:style-name="P52">Analizar la actividad (Enunciado claro, motivador, nivel adecuado a la capacidad del alumno, etc.).</text:p>
            </text:list-item>
            <text:list-item>
              <text:p text:style-name="P52">Analizar formación grupal sobre cómo afrontar el tipo de actividad (trucos <text:s/>exposición oral, mejorar expresión escrita, dinámicas de trabajo en equipo, organización, etc…).</text:p>
            </text:list-item>
            <text:list-item>
              <text:p text:style-name="P46">Analizar otras posibles implicaciones (coincidencia eventos, carga de actividades en el tiempo, etc…).</text:p>
            </text:list-item>
          </text:list>
        </text:list-item>
      </text:list>
      <text:p text:style-name="P25"/>
      <text:list xml:id="list33311213436931" text:continue-numbering="true" text:style-name="WWNum6">
        <text:list-item>
          <text:p text:style-name="P34"><text:span text:style-name="T28">El desempeño general del grupo en una materia no es el esperado o está empeorando</text:span></text:p>
          <text:list>
            <text:list-item>
              <text:p text:style-name="P52">Recabar información cuantitativa y cualitativa del alumnado para conocer su opinión respecto al problema.</text:p>
            </text:list-item>
            <text:list-item>
              <text:p text:style-name="P52">Analizar actividad docente, actividades realizadas, etc.</text:p>
            </text:list-item>
            <text:list-item>
              <text:p text:style-name="P52">Detectar dinámicas negativas o problemas que estén afectando al grupo y tomar acciones para revertir esas dinámicas.</text:p>
            </text:list-item>
            <text:list-item>
              <text:p text:style-name="P52">Trabajar dinámicas positivas que puedan ayudar al grupo a mejorar su rendimiento, motivación, cohesión, etc.</text:p>
            </text:list-item>
            <text:list-item>
              <text:p text:style-name="P52">Analizar otras posibles implicaciones que puedan influir.</text:p>
            </text:list-item>
          </text:list>
        </text:list-item>
      </text:list>
      <text:list xml:id="list33309664917395" text:continue-list="list33310460074615" text:style-name="WWNum7">
        <text:list-item>
          <text:p text:style-name="P71"><text:bookmark text:name="_i0hw9jvczx2f"/>Conclusión</text:p>
        </text:list-item>
      </text:list>
      <text:p text:style-name="P22">Hemos hecho distintas reflexiones sobre objetivos, métricas, cuestiones, visualizaciones e incluso actuaciones que podemos hacer únicamente con un análisis de calificaciones. </text:p>
      <text:p text:style-name="P22"/>
      <text:p text:style-name="P22">Aún así, recordamos que los datos y análisis basados en calificaciones, deben hacerse con mucha cautela ya que no siempre las calificaciones son una buena medida de aprendizaje, que al final es lo que perseguimos. </text:p>
      <text:p text:style-name="P22"><text:soft-page-break/></text:p>
      <text:p text:style-name="P22">Por ello, estos análisis, aunque pueden aportar datos útiles, deben complementarse con otras fuentes de datos (feedback alumnos, análisis de actividades, metodologías, etc.).</text:p>
      <text:list xml:id="list33310252085994" text:continue-numbering="true" text:style-name="WWNum7">
        <text:list-item>
          <text:p text:style-name="P70"><text:bookmark text:name="_52hibfi4gv7g"/>Bibliografía</text:p>
        </text:list-item>
      </text:list>
      <text:p text:style-name="P4">[1] Edulíticas.com <text:a xlink:type="simple" xlink:href="https://eduliticas.com/" text:style-name="ListLabel_20_73" text:visited-style-name="ListLabel_20_73"><text:span text:style-name="T34">https://eduliticas.com/</text:span></text:a></text:p>
      <text:p text:style-name="P4"/>
      <text:p text:style-name="P4">[2] Learning Analytics. La narración del aprendizaje a través de los datos (Daniel Amo, Raúl Santiago)</text:p>
      <text:p text:style-name="P4"/>
      <text:p text:style-name="P4">[3]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34">https://www.researchgate.net/publication/324687610_Handbook_of_Learning_Analytics</text:span></text:a></text:p>
      <text:p text:style-name="P4"/>
      <text:p text:style-name="P5">[4] Analítica del Aprendizaje: 30 experiencias con datos en el aula (Daniel Amo)</text:p>
      <text:p text:style-name="P5"><text:a xlink:type="simple" xlink:href="https://eduliticas.com/analitica-aprendizaje-30-experiencias-datos-aula/" text:style-name="ListLabel_20_73" text:visited-style-name="ListLabel_20_73"><text:span text:style-name="T34">https://eduliticas.com/analitica-aprendizaje-30-experiencias-datos-aul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fo:font-weight="bold"/>
    </style:style>
    <style:style style:name="ListLabel_20_38" style:display-name="ListLabel 38" style:family="text">
      <style:text-properties style:text-underline-style="none" fo:font-weight="bold"/>
    </style:style>
    <style:style style:name="ListLabel_20_39" style:display-name="ListLabel 39" style:family="text">
      <style:text-properties style:text-underline-style="none" fo:font-weight="bold"/>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fo:font-weight="bold"/>
    </style:style>
    <style:style style:name="ListLabel_20_57" style:display-name="ListLabel 57" style:family="text">
      <style:text-properties style:text-underline-style="none" fo:font-weight="bold"/>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span><text:span text:style-name="MT1"> <text:s text:c="8"/><text:tab/> </text:span><text:span text:style-name="MT2">UD0</text:span><text:span text:style-name="MT1">2</text:span><text:span text:style-name="MT2">. </text:span><text:span text:style-name="MT1">Learning Analytics aplicado a calificaciones</text:span></text:p>
      </style:header>
      <style:footer>
        <text:p text:style-name="MP2"><text:span text:style-name="MT2">C</text:span><text:span text:style-name="MT1">urso Introducción a Learning Analytics</text:span><text:span text:style-name="MT2"><text:tab/><text:tab/></text:span><text:span text:style-name="MT1">UD02 - Página</text:span><text:span text:style-name="MT2"> </text:span><text:page-number text:select-page="current">17</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7" meta:paragraph-count="285" meta:word-count="3645" meta:character-count="23409" meta:non-whitespace-character-count="20214"/>
    <meta:generator>LibreOfficeDev/6.0.5.2$Linux_X86_64 LibreOffice_project/</meta:generator>
  </office:meta>
</office:document-meta>
</file>